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3FHH</text:p>
          </table:table-cell>
          <table:table-cell office:value-type="float" office:value="23.944786447">
            <text:p>23.944786447</text:p>
          </table:table-cell>
          <table:table-cell>
            <draw:frame table:end-cell-address="Sheet1.L42" table:end-x="0.8724in" table:end-y="0.1563in" draw:z-index="0" draw:style-name="gr1" svg:width="8.8303in" svg:height="7.376in" svg:x="0.0433in" svg:y="0.0417in">
              <draw:object draw:notify-on-update-of-ranges="Sheet1.A1:Sheet1.A35 Sheet1.B1:Sheet1.B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2VQI</text:p>
          </table:table-cell>
          <table:table-cell office:value-type="float" office:value="18.9982498162">
            <text:p>18.9982498162</text:p>
          </table:table-cell>
          <table:table-cell/>
        </table:table-row>
        <table:table-row table:style-name="ro1">
          <table:table-cell office:value-type="string">
            <text:p>2GUF</text:p>
          </table:table-cell>
          <table:table-cell office:value-type="float" office:value="11.6577232513">
            <text:p>11.6577232513</text:p>
          </table:table-cell>
          <table:table-cell/>
        </table:table-row>
        <table:table-row table:style-name="ro1">
          <table:table-cell office:value-type="string">
            <text:p>3CSL</text:p>
          </table:table-cell>
          <table:table-cell office:value-type="float" office:value="10.6521910817">
            <text:p>10.6521910817</text:p>
          </table:table-cell>
          <table:table-cell/>
        </table:table-row>
        <table:table-row table:style-name="ro1">
          <table:table-cell office:value-type="string">
            <text:p>2QDZ</text:p>
          </table:table-cell>
          <table:table-cell office:value-type="float" office:value="10.5199694757">
            <text:p>10.5199694757</text:p>
          </table:table-cell>
          <table:table-cell/>
        </table:table-row>
        <table:table-row table:style-name="ro1">
          <table:table-cell table:style-name="ce1" office:value-type="string">
            <text:p>2O4V</text:p>
          </table:table-cell>
          <table:table-cell table:style-name="ce1" office:value-type="float" office:value="9.70068795165">
            <text:p>9.70068795165</text:p>
          </table:table-cell>
          <table:table-cell/>
        </table:table-row>
        <table:table-row table:style-name="ro1">
          <table:table-cell office:value-type="string">
            <text:p>1FEP</text:p>
          </table:table-cell>
          <table:table-cell office:value-type="float" office:value="9.27494395403">
            <text:p>9.27494395403</text:p>
          </table:table-cell>
          <table:table-cell/>
        </table:table-row>
        <table:table-row table:style-name="ro1">
          <table:table-cell office:value-type="string">
            <text:p>1KMO</text:p>
          </table:table-cell>
          <table:table-cell office:value-type="float" office:value="8.07538578646">
            <text:p>8.07538578646</text:p>
          </table:table-cell>
          <table:table-cell/>
        </table:table-row>
        <table:table-row table:style-name="ro1">
          <table:table-cell table:style-name="ce1" office:value-type="string">
            <text:p>2J1N</text:p>
          </table:table-cell>
          <table:table-cell table:style-name="ce1" office:value-type="float" office:value="7.93133508783">
            <text:p>7.93133508783</text:p>
          </table:table-cell>
          <table:table-cell/>
        </table:table-row>
        <table:table-row table:style-name="ro1">
          <table:table-cell office:value-type="string">
            <text:p>3EFM</text:p>
          </table:table-cell>
          <table:table-cell office:value-type="float" office:value="7.37929127409">
            <text:p>7.37929127409</text:p>
          </table:table-cell>
          <table:table-cell/>
        </table:table-row>
        <table:table-row table:style-name="ro1">
          <table:table-cell table:style-name="ce1" office:value-type="string">
            <text:p>2POR</text:p>
          </table:table-cell>
          <table:table-cell table:style-name="ce1" office:value-type="float" office:value="7.02910820934">
            <text:p>7.02910820934</text:p>
          </table:table-cell>
          <table:table-cell/>
        </table:table-row>
        <table:table-row table:style-name="ro1">
          <table:table-cell office:value-type="string">
            <text:p>1QJP</text:p>
          </table:table-cell>
          <table:table-cell office:value-type="float" office:value="7.02827895371">
            <text:p>7.02827895371</text:p>
          </table:table-cell>
          <table:table-cell/>
        </table:table-row>
        <table:table-row table:style-name="ro1">
          <table:table-cell office:value-type="string">
            <text:p>1QFG</text:p>
          </table:table-cell>
          <table:table-cell office:value-type="float" office:value="6.76353461042">
            <text:p>6.76353461042</text:p>
          </table:table-cell>
          <table:table-cell/>
        </table:table-row>
        <table:table-row table:style-name="ro1">
          <table:table-cell office:value-type="string">
            <text:p>3DWO</text:p>
          </table:table-cell>
          <table:table-cell office:value-type="float" office:value="6.60507113244">
            <text:p>6.60507113244</text:p>
          </table:table-cell>
          <table:table-cell/>
        </table:table-row>
        <table:table-row table:style-name="ro1">
          <table:table-cell table:style-name="ce1" office:value-type="string">
            <text:p>1QD6</text:p>
          </table:table-cell>
          <table:table-cell table:style-name="ce1" office:value-type="float" office:value="5.67807168957">
            <text:p>5.67807168957</text:p>
          </table:table-cell>
          <table:table-cell/>
        </table:table-row>
        <table:table-row table:style-name="ro1">
          <table:table-cell office:value-type="string">
            <text:p>1UYN</text:p>
          </table:table-cell>
          <table:table-cell office:value-type="float" office:value="5.21403356461">
            <text:p>5.21403356461</text:p>
          </table:table-cell>
          <table:table-cell/>
        </table:table-row>
        <table:table-row table:style-name="ro1">
          <table:table-cell office:value-type="string">
            <text:p>1QJ8</text:p>
          </table:table-cell>
          <table:table-cell office:value-type="float" office:value="5.00081687833">
            <text:p>5.00081687833</text:p>
          </table:table-cell>
          <table:table-cell/>
        </table:table-row>
        <table:table-row table:style-name="ro1">
          <table:table-cell table:style-name="ce1" office:value-type="string">
            <text:p>1AF6</text:p>
          </table:table-cell>
          <table:table-cell table:style-name="ce1" office:value-type="float" office:value="4.99672463298">
            <text:p>4.99672463298</text:p>
          </table:table-cell>
          <table:table-cell/>
        </table:table-row>
        <table:table-row table:style-name="ro1">
          <table:table-cell office:value-type="string">
            <text:p>3BS0</text:p>
          </table:table-cell>
          <table:table-cell office:value-type="float" office:value="4.9148359379">
            <text:p>4.9148359379</text:p>
          </table:table-cell>
          <table:table-cell/>
        </table:table-row>
        <table:table-row table:style-name="ro1">
          <table:table-cell office:value-type="string">
            <text:p>3JTY</text:p>
          </table:table-cell>
          <table:table-cell office:value-type="float" office:value="4.88657394837">
            <text:p>4.88657394837</text:p>
          </table:table-cell>
          <table:table-cell/>
        </table:table-row>
        <table:table-row table:style-name="ro1">
          <table:table-cell table:style-name="ce1" office:value-type="string">
            <text:p>1A0S</text:p>
          </table:table-cell>
          <table:table-cell table:style-name="ce1" office:value-type="float" office:value="4.40078370344">
            <text:p>4.40078370344</text:p>
          </table:table-cell>
          <table:table-cell/>
        </table:table-row>
        <table:table-row table:style-name="ro1">
          <table:table-cell office:value-type="string">
            <text:p>3EMN</text:p>
          </table:table-cell>
          <table:table-cell office:value-type="float" office:value="3.96637325159">
            <text:p>3.96637325159</text:p>
          </table:table-cell>
          <table:table-cell/>
        </table:table-row>
        <table:table-row table:style-name="ro1">
          <table:table-cell office:value-type="string">
            <text:p>1K24</text:p>
          </table:table-cell>
          <table:table-cell office:value-type="float" office:value="3.57943054124">
            <text:p>3.57943054124</text:p>
          </table:table-cell>
          <table:table-cell/>
        </table:table-row>
        <table:table-row table:style-name="ro1">
          <table:table-cell office:value-type="string">
            <text:p>1P4T</text:p>
          </table:table-cell>
          <table:table-cell office:value-type="float" office:value="3.34373112564">
            <text:p>3.34373112564</text:p>
          </table:table-cell>
          <table:table-cell/>
        </table:table-row>
        <table:table-row table:style-name="ro1">
          <table:table-cell office:value-type="string">
            <text:p>1T16</text:p>
          </table:table-cell>
          <table:table-cell office:value-type="float" office:value="2.62706420781">
            <text:p>2.62706420781</text:p>
          </table:table-cell>
          <table:table-cell/>
        </table:table-row>
        <table:table-row table:style-name="ro1">
          <table:table-cell office:value-type="string">
            <text:p>3DZM</text:p>
          </table:table-cell>
          <table:table-cell office:value-type="float" office:value="2.59273365644">
            <text:p>2.59273365644</text:p>
          </table:table-cell>
          <table:table-cell/>
        </table:table-row>
        <table:table-row table:style-name="ro1">
          <table:table-cell office:value-type="string">
            <text:p>2WJR</text:p>
          </table:table-cell>
          <table:table-cell office:value-type="float" office:value="2.18221769391">
            <text:p>2.18221769391</text:p>
          </table:table-cell>
          <table:table-cell/>
        </table:table-row>
        <table:table-row table:style-name="ro1">
          <table:table-cell table:style-name="ce1" office:value-type="string">
            <text:p>3PRN</text:p>
          </table:table-cell>
          <table:table-cell table:style-name="ce1" office:value-type="float" office:value="2.17325666105">
            <text:p>2.17325666105</text:p>
          </table:table-cell>
          <table:table-cell/>
        </table:table-row>
        <table:table-row table:style-name="ro1">
          <table:table-cell office:value-type="string">
            <text:p>2F1V</text:p>
          </table:table-cell>
          <table:table-cell office:value-type="float" office:value="2.14644883849">
            <text:p>2.14644883849</text:p>
          </table:table-cell>
          <table:table-cell/>
        </table:table-row>
        <table:table-row table:style-name="ro1">
          <table:table-cell office:value-type="string">
            <text:p>2F1C</text:p>
          </table:table-cell>
          <table:table-cell office:value-type="float" office:value="1.87791144271">
            <text:p>1.87791144271</text:p>
          </table:table-cell>
          <table:table-cell/>
        </table:table-row>
        <table:table-row table:style-name="ro1">
          <table:table-cell table:style-name="ce2" office:value-type="string">
            <text:p>1E54</text:p>
          </table:table-cell>
          <table:table-cell table:style-name="ce1" office:value-type="float" office:value="1.72850465021">
            <text:p>1.72850465021</text:p>
          </table:table-cell>
          <table:table-cell/>
        </table:table-row>
        <table:table-row table:style-name="ro1">
          <table:table-cell office:value-type="string">
            <text:p>1THQ</text:p>
          </table:table-cell>
          <table:table-cell office:value-type="float" office:value="1.60333739908">
            <text:p>1.60333739908</text:p>
          </table:table-cell>
          <table:table-cell/>
        </table:table-row>
        <table:table-row table:style-name="ro1">
          <table:table-cell office:value-type="string">
            <text:p>2ERV</text:p>
          </table:table-cell>
          <table:table-cell office:value-type="float" office:value="1.46352660631">
            <text:p>1.46352660631</text:p>
          </table:table-cell>
          <table:table-cell/>
        </table:table-row>
        <table:table-row table:style-name="ro1">
          <table:table-cell office:value-type="string">
            <text:p>1TLY</text:p>
          </table:table-cell>
          <table:table-cell office:value-type="float" office:value="1.40165260214">
            <text:p>1.40165260214</text:p>
          </table:table-cell>
          <table:table-cell/>
        </table:table-row>
        <table:table-row table:style-name="ro1">
          <table:table-cell office:value-type="string">
            <text:p>1I78</text:p>
          </table:table-cell>
          <table:table-cell office:value-type="float" office:value="1.01683203207">
            <text:p>1.0168320320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1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6T11:20:01</dc:date>
    <dc:creator>Alexander Davis</dc:creator>
    <meta:generator>OpenOffice.org/3.2$Linux OpenOffice.org_project/320m12$Build-9483</meta:generator>
    <meta:editing-duration>PT00H03M36S</meta:editing-duration>
    <meta:editing-cycles>1</meta:editing-cycles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00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3cm" svg:height="18.736cm" xlink:href=".." chart:class="chart:bar" chart:style-name="ch1">
        <chart:title svg:x="8.913cm" svg:y="0.375cm" chart:style-name="ch2">
          <text:p>Exclusive ΔEz Moment</text:p>
        </chart:title>
        <chart:legend chart:legend-position="end" svg:x="20.088cm" svg:y="9.086cm" chart:style-name="ch3"/>
        <chart:plot-area chart:style-name="ch4" table:cell-range-address="Sheet1.A1:Sheet1.B35" chart:data-source-has-labels="column" svg:x="-0.471cm" svg:y="1.252cm" svg:width="20.112cm" svg:height="17.173cm">
          <chart:axis chart:dimension="x" chart:name="primary-x" chart:style-name="ch5">
            <chart:title svg:x="0.449cm" svg:y="9.737cm" chart:style-name="ch6">
              <text:p>PDBID</text:p>
            </chart:title>
            <chart:categories table:cell-range-address="Sheet1.A1:Sheet1.A35"/>
          </chart:axis>
          <chart:axis chart:dimension="y" chart:name="primary-y" chart:style-name="ch7">
            <chart:title svg:x="9.686cm" svg:y="17.617cm" chart:style-name="ch8">
              <text:p>Magnitude</text:p>
            </chart:title>
            <chart:grid chart:style-name="ch9" chart:class="major"/>
          </chart:axis>
          <chart:series chart:style-name="ch10" chart:values-cell-range-address="Sheet1.B1:Sheet1.B35" chart:class="chart:bar">
            <chart:data-point chart:repeated="5"/>
            <chart:data-point chart:style-name="ch11"/>
            <chart:data-point chart:repeated="2"/>
            <chart:data-point chart:style-name="ch11"/>
            <chart:data-point/>
            <chart:data-point chart:style-name="ch11"/>
            <chart:data-point chart:repeated="3"/>
            <chart:data-point chart:style-name="ch12"/>
            <chart:data-point chart:repeated="2"/>
            <chart:data-point chart:style-name="ch11"/>
            <chart:data-point chart:repeated="2"/>
            <chart:data-point chart:style-name="ch11"/>
            <chart:data-point chart:repeated="6"/>
            <chart:data-point chart:style-name="ch11"/>
            <chart:data-point chart:repeated="2"/>
            <chart:data-point chart:style-name="ch1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35">3FHH</text:p>
              </table:table-cell>
              <table:table-cell office:value-type="float" office:value="23.944786447">
                <text:p text:id="Sheet1.B1:Sheet1.B35">23.944786447</text:p>
              </table:table-cell>
            </table:table-row>
            <table:table-row>
              <table:table-cell office:value-type="string">
                <text:p>2VQI</text:p>
              </table:table-cell>
              <table:table-cell office:value-type="float" office:value="18.9982498162">
                <text:p>18.9982498162</text:p>
              </table:table-cell>
            </table:table-row>
            <table:table-row>
              <table:table-cell office:value-type="string">
                <text:p>2GUF</text:p>
              </table:table-cell>
              <table:table-cell office:value-type="float" office:value="11.6577232513">
                <text:p>11.6577232513</text:p>
              </table:table-cell>
            </table:table-row>
            <table:table-row>
              <table:table-cell office:value-type="string">
                <text:p>3CSL</text:p>
              </table:table-cell>
              <table:table-cell office:value-type="float" office:value="10.6521910817">
                <text:p>10.6521910817</text:p>
              </table:table-cell>
            </table:table-row>
            <table:table-row>
              <table:table-cell office:value-type="string">
                <text:p>2QDZ</text:p>
              </table:table-cell>
              <table:table-cell office:value-type="float" office:value="10.5199694757">
                <text:p>10.5199694757</text:p>
              </table:table-cell>
            </table:table-row>
            <table:table-row>
              <table:table-cell office:value-type="string">
                <text:p>2O4V</text:p>
              </table:table-cell>
              <table:table-cell office:value-type="float" office:value="9.70068795165">
                <text:p>9.70068795165</text:p>
              </table:table-cell>
            </table:table-row>
            <table:table-row>
              <table:table-cell office:value-type="string">
                <text:p>1FEP</text:p>
              </table:table-cell>
              <table:table-cell office:value-type="float" office:value="9.27494395403">
                <text:p>9.27494395403</text:p>
              </table:table-cell>
            </table:table-row>
            <table:table-row>
              <table:table-cell office:value-type="string">
                <text:p>1KMO</text:p>
              </table:table-cell>
              <table:table-cell office:value-type="float" office:value="8.07538578646">
                <text:p>8.07538578646</text:p>
              </table:table-cell>
            </table:table-row>
            <table:table-row>
              <table:table-cell office:value-type="string">
                <text:p>2J1N</text:p>
              </table:table-cell>
              <table:table-cell office:value-type="float" office:value="7.93133508783">
                <text:p>7.93133508783</text:p>
              </table:table-cell>
            </table:table-row>
            <table:table-row>
              <table:table-cell office:value-type="string">
                <text:p>3EFM</text:p>
              </table:table-cell>
              <table:table-cell office:value-type="float" office:value="7.37929127409">
                <text:p>7.37929127409</text:p>
              </table:table-cell>
            </table:table-row>
            <table:table-row>
              <table:table-cell office:value-type="string">
                <text:p>2POR</text:p>
              </table:table-cell>
              <table:table-cell office:value-type="float" office:value="7.02910820934">
                <text:p>7.02910820934</text:p>
              </table:table-cell>
            </table:table-row>
            <table:table-row>
              <table:table-cell office:value-type="string">
                <text:p>1QJP</text:p>
              </table:table-cell>
              <table:table-cell office:value-type="float" office:value="7.02827895371">
                <text:p>7.02827895371</text:p>
              </table:table-cell>
            </table:table-row>
            <table:table-row>
              <table:table-cell office:value-type="string">
                <text:p>1QFG</text:p>
              </table:table-cell>
              <table:table-cell office:value-type="float" office:value="6.76353461042">
                <text:p>6.76353461042</text:p>
              </table:table-cell>
            </table:table-row>
            <table:table-row>
              <table:table-cell office:value-type="string">
                <text:p>3DWO</text:p>
              </table:table-cell>
              <table:table-cell office:value-type="float" office:value="6.60507113244">
                <text:p>6.60507113244</text:p>
              </table:table-cell>
            </table:table-row>
            <table:table-row>
              <table:table-cell office:value-type="string">
                <text:p>1QD6</text:p>
              </table:table-cell>
              <table:table-cell office:value-type="float" office:value="5.67807168957">
                <text:p>5.67807168957</text:p>
              </table:table-cell>
            </table:table-row>
            <table:table-row>
              <table:table-cell office:value-type="string">
                <text:p>1UYN</text:p>
              </table:table-cell>
              <table:table-cell office:value-type="float" office:value="5.21403356461">
                <text:p>5.21403356461</text:p>
              </table:table-cell>
            </table:table-row>
            <table:table-row>
              <table:table-cell office:value-type="string">
                <text:p>1QJ8</text:p>
              </table:table-cell>
              <table:table-cell office:value-type="float" office:value="5.00081687833">
                <text:p>5.00081687833</text:p>
              </table:table-cell>
            </table:table-row>
            <table:table-row>
              <table:table-cell office:value-type="string">
                <text:p>1AF6</text:p>
              </table:table-cell>
              <table:table-cell office:value-type="float" office:value="4.99672463298">
                <text:p>4.99672463298</text:p>
              </table:table-cell>
            </table:table-row>
            <table:table-row>
              <table:table-cell office:value-type="string">
                <text:p>3BS0</text:p>
              </table:table-cell>
              <table:table-cell office:value-type="float" office:value="4.9148359379">
                <text:p>4.9148359379</text:p>
              </table:table-cell>
            </table:table-row>
            <table:table-row>
              <table:table-cell office:value-type="string">
                <text:p>3JTY</text:p>
              </table:table-cell>
              <table:table-cell office:value-type="float" office:value="4.88657394837">
                <text:p>4.88657394837</text:p>
              </table:table-cell>
            </table:table-row>
            <table:table-row>
              <table:table-cell office:value-type="string">
                <text:p>1A0S</text:p>
              </table:table-cell>
              <table:table-cell office:value-type="float" office:value="4.40078370344">
                <text:p>4.40078370344</text:p>
              </table:table-cell>
            </table:table-row>
            <table:table-row>
              <table:table-cell office:value-type="string">
                <text:p>3EMN</text:p>
              </table:table-cell>
              <table:table-cell office:value-type="float" office:value="3.96637325159">
                <text:p>3.96637325159</text:p>
              </table:table-cell>
            </table:table-row>
            <table:table-row>
              <table:table-cell office:value-type="string">
                <text:p>1K24</text:p>
              </table:table-cell>
              <table:table-cell office:value-type="float" office:value="3.57943054124">
                <text:p>3.57943054124</text:p>
              </table:table-cell>
            </table:table-row>
            <table:table-row>
              <table:table-cell office:value-type="string">
                <text:p>1P4T</text:p>
              </table:table-cell>
              <table:table-cell office:value-type="float" office:value="3.34373112564">
                <text:p>3.34373112564</text:p>
              </table:table-cell>
            </table:table-row>
            <table:table-row>
              <table:table-cell office:value-type="string">
                <text:p>1T16</text:p>
              </table:table-cell>
              <table:table-cell office:value-type="float" office:value="2.62706420781">
                <text:p>2.62706420781</text:p>
              </table:table-cell>
            </table:table-row>
            <table:table-row>
              <table:table-cell office:value-type="string">
                <text:p>3DZM</text:p>
              </table:table-cell>
              <table:table-cell office:value-type="float" office:value="2.59273365644">
                <text:p>2.59273365644</text:p>
              </table:table-cell>
            </table:table-row>
            <table:table-row>
              <table:table-cell office:value-type="string">
                <text:p>2WJR</text:p>
              </table:table-cell>
              <table:table-cell office:value-type="float" office:value="2.18221769391">
                <text:p>2.18221769391</text:p>
              </table:table-cell>
            </table:table-row>
            <table:table-row>
              <table:table-cell office:value-type="string">
                <text:p>3PRN</text:p>
              </table:table-cell>
              <table:table-cell office:value-type="float" office:value="2.17325666105">
                <text:p>2.17325666105</text:p>
              </table:table-cell>
            </table:table-row>
            <table:table-row>
              <table:table-cell office:value-type="string">
                <text:p>2F1V</text:p>
              </table:table-cell>
              <table:table-cell office:value-type="float" office:value="2.14644883849">
                <text:p>2.14644883849</text:p>
              </table:table-cell>
            </table:table-row>
            <table:table-row>
              <table:table-cell office:value-type="string">
                <text:p>2F1C</text:p>
              </table:table-cell>
              <table:table-cell office:value-type="float" office:value="1.87791144271">
                <text:p>1.87791144271</text:p>
              </table:table-cell>
            </table:table-row>
            <table:table-row>
              <table:table-cell office:value-type="string">
                <text:p>1E54</text:p>
              </table:table-cell>
              <table:table-cell office:value-type="float" office:value="1.72850465021">
                <text:p>1.72850465021</text:p>
              </table:table-cell>
            </table:table-row>
            <table:table-row>
              <table:table-cell office:value-type="string">
                <text:p>1THQ</text:p>
              </table:table-cell>
              <table:table-cell office:value-type="float" office:value="1.60333739908">
                <text:p>1.60333739908</text:p>
              </table:table-cell>
            </table:table-row>
            <table:table-row>
              <table:table-cell office:value-type="string">
                <text:p>2ERV</text:p>
              </table:table-cell>
              <table:table-cell office:value-type="float" office:value="1.46352660631">
                <text:p>1.46352660631</text:p>
              </table:table-cell>
            </table:table-row>
            <table:table-row>
              <table:table-cell office:value-type="string">
                <text:p>1TLY</text:p>
              </table:table-cell>
              <table:table-cell office:value-type="float" office:value="1.40165260214">
                <text:p>1.40165260214</text:p>
              </table:table-cell>
            </table:table-row>
            <table:table-row>
              <table:table-cell office:value-type="string">
                <text:p>1I78</text:p>
              </table:table-cell>
              <table:table-cell office:value-type="float" office:value="1.01683203207">
                <text:p>1.01683203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